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officeooo:rsid="00013fe2" officeooo:paragraph-rsid="00013fe2" style:font-size-asian="10pt" style:font-size-complex="10pt"/>
    </style:style>
    <style:style style:name="P2" style:family="paragraph" style:parent-style-name="Standard">
      <style:text-properties fo:font-size="10pt" officeooo:rsid="00018985" officeooo:paragraph-rsid="00018985" style:font-size-asian="10pt" style:font-size-complex="10pt"/>
    </style:style>
    <style:style style:name="P3" style:family="paragraph" style:parent-style-name="Standard">
      <style:text-properties fo:font-size="10pt" officeooo:rsid="00026605" officeooo:paragraph-rsid="00026605" style:font-size-asian="10pt" style:font-size-complex="10pt"/>
    </style:style>
    <style:style style:name="P4" style:family="paragraph" style:parent-style-name="Standard">
      <style:text-properties fo:font-size="10pt" officeooo:rsid="000314cf" officeooo:paragraph-rsid="000314cf" style:font-size-asian="10pt" style:font-size-complex="10pt"/>
    </style:style>
    <style:style style:name="P5" style:family="paragraph" style:parent-style-name="Standard">
      <style:text-properties fo:font-size="10pt" officeooo:rsid="000314cf" officeooo:paragraph-rsid="000314cf" style:font-size-asian="10pt" style:font-size-complex="10pt"/>
    </style:style>
    <style:style style:name="P6" style:family="paragraph" style:parent-style-name="Standard">
      <style:text-properties fo:font-size="14pt" style:text-underline-style="solid" style:text-underline-width="auto" style:text-underline-color="font-color" fo:font-weight="bold" officeooo:rsid="0004e56e" officeooo:paragraph-rsid="0004e56e"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ll Bloatware Removal</text:p>
      <text:p text:style-name="P4"/>
      <text:p text:style-name="P4">On computer start up click the start menu and in the text field type “add or remove programs” click on the icon at the top to load the apropriate area of settings. Find all of the applications in this list, click on the name, click “Uninstall” and follow the prompts to uninstall them.</text:p>
      <text:p text:style-name="P1"/>
      <text:p text:style-name="P1">McAfee LiveSafe</text:p>
      <text:p text:style-name="P1">McAfee Security</text:p>
      <text:p text:style-name="P1">McAfee WebAdvisor</text:p>
      <text:p text:style-name="P1">Media Suite Essentials</text:p>
      <text:p text:style-name="P1">ACG Player</text:p>
      <text:p text:style-name="P1">Dell Customer Connect</text:p>
      <text:p text:style-name="P1">Dell Digital Delivery</text:p>
      <text:p text:style-name="P1">Dell Help &amp; Support</text:p>
      <text:p text:style-name="P1">Dell Mobile Connect</text:p>
      <text:p text:style-name="P1">Dell Mobile Connect Drivers</text:p>
      <text:p text:style-name="P1">Dell SupportAssist</text:p>
      <text:p text:style-name="P2">Dell SupportAssist Remediation</text:p>
      <text:p text:style-name="P2">Dell SupportAssistAgent</text:p>
      <text:p text:style-name="P2">Dell Update – SupportAssist Update Plugin</text:p>
      <text:p text:style-name="P2">Disney Magic Kingdoms</text:p>
      <text:p text:style-name="P2">DropBox Promotion</text:p>
      <text:p text:style-name="P2">FitBit Coach</text:p>
      <text:p text:style-name="P2">LinkedIn</text:p>
      <text:p text:style-name="P2">Mobile Plans</text:p>
      <text:p text:style-name="P2">Netflix</text:p>
      <text:p text:style-name="P3">Phototastic Collage</text:p>
      <text:p text:style-name="P3">PicsArt – Photo Studio</text:p>
      <text:p text:style-name="P3">Plex</text:p>
      <text:p text:style-name="P3">Power Media Player for Dell</text:p>
      <text:p text:style-name="P3">Power2Go for Dell</text:p>
      <text:p text:style-name="P3">PowerDirector for Dell</text:p>
      <text:p text:style-name="P3">Skyp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3:11:16.290093209</meta:creation-date>
    <dc:date>2018-07-11T12:36:24.998279284</dc:date>
    <meta:editing-duration>PT8M1S</meta:editing-duration>
    <meta:editing-cycles>3</meta:editing-cycles>
    <meta:generator>LibreOffice/6.0.5.2$Linux_X86_64 LibreOffice_project/00m0$Build-2</meta:generator>
    <meta:document-statistic meta:table-count="0" meta:image-count="0" meta:object-count="0" meta:page-count="1" meta:paragraph-count="29" meta:word-count="125" meta:character-count="798" meta:non-whitespace-character-count="700"/>
  </office:meta>
</office:document-meta>
</file>